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000000" draw:marker-start="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889cm" svg:y1="0.614cm" svg:x2="0.889cm" svg:y2="7.091cm">
            <text:p/>
          </draw:line>
          <draw:line draw:style-name="gr2" draw:text-style-name="P1" draw:layer="layout" svg:x1="6.096cm" svg:y1="7.091cm" svg:x2="0.889cm" svg:y2="7.092cm">
            <text:p/>
          </draw:line>
        </draw:g>
        <draw:line draw:style-name="gr3" draw:text-style-name="P1" draw:layer="layout" svg:x1="1.497cm" svg:y1="6.094cm" svg:x2="5.561cm" svg:y2="6.094cm">
          <text:p/>
        </draw:line>
        <draw:line draw:style-name="gr3" draw:text-style-name="P1" draw:layer="layout" svg:x1="1.497cm" svg:y1="4.995cm" svg:x2="5.561cm" svg:y2="4.995cm">
          <text:p/>
        </draw:line>
        <draw:line draw:style-name="gr3" draw:text-style-name="P1" draw:layer="layout" svg:x1="1.497cm" svg:y1="3.895cm" svg:x2="5.561cm" svg:y2="3.895cm">
          <text:p/>
        </draw:line>
        <draw:line draw:style-name="gr3" draw:text-style-name="P1" draw:layer="layout" svg:x1="1.497cm" svg:y1="2.794cm" svg:x2="5.561cm" svg:y2="2.794cm">
          <text:p/>
        </draw:line>
        <draw:g>
          <draw:line draw:style-name="gr1" draw:text-style-name="P1" draw:layer="layout" svg:x1="8.657cm" svg:y1="0.614cm" svg:x2="8.657cm" svg:y2="7.091cm">
            <text:p/>
          </draw:line>
          <draw:line draw:style-name="gr2" draw:text-style-name="P1" draw:layer="layout" svg:x1="13.864cm" svg:y1="7.091cm" svg:x2="8.657cm" svg:y2="7.092cm">
            <text:p/>
          </draw:line>
        </draw:g>
        <draw:line draw:style-name="gr3" draw:text-style-name="P1" draw:layer="layout" svg:x1="9.265cm" svg:y1="6.094cm" svg:x2="13.329cm" svg:y2="6.094cm">
          <text:p/>
        </draw:line>
        <draw:line draw:style-name="gr3" draw:text-style-name="P1" draw:layer="layout" svg:x1="9.265cm" svg:y1="4.995cm" svg:x2="13.329cm" svg:y2="4.995cm">
          <text:p/>
        </draw:line>
        <draw:line draw:style-name="gr3" draw:text-style-name="P1" draw:layer="layout" svg:x1="9.265cm" svg:y1="3.895cm" svg:x2="13.329cm" svg:y2="3.895cm">
          <text:p/>
        </draw:line>
        <draw:line draw:style-name="gr3" draw:text-style-name="P1" draw:layer="layout" svg:x1="9.265cm" svg:y1="2.794cm" svg:x2="13.329cm" svg:y2="2.794cm">
          <text:p/>
        </draw:line>
        <draw:frame draw:style-name="gr4" draw:text-style-name="P2" draw:layer="layout" svg:width="2.614cm" svg:height="0.962cm" svg:x="2.116cm" svg:y="7.447cm">
          <draw:text-box>
            <text:p>Bosons</text:p>
          </draw:text-box>
        </draw:frame>
        <draw:frame draw:style-name="gr4" draw:text-style-name="P2" draw:layer="layout" svg:width="3.144cm" svg:height="0.962cm" svg:x="9.916cm" svg:y="7.447cm">
          <draw:text-box>
            <text:p>Fermions</text:p>
          </draw:text-box>
        </draw:frame>
        <draw:custom-shape draw:style-name="gr5" draw:text-style-name="P3" draw:layer="layout" svg:width="0.508cm" svg:height="0.508cm" svg:x="2.944cm" svg:y="4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2.03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2.933cm" svg:y="5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3.834cm" svg:y="5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4.735cm" svg:y="5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3.845cm" svg:y="4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3.346cm" svg:y="3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25cm" svg:height="0.962cm" svg:x="-0.036cm" svg:y="3.302cm">
          <draw:text-box>
            <text:p><text:span text:style-name="T1">E</text:span></text:p>
          </draw:text-box>
        </draw:frame>
        <draw:custom-shape draw:style-name="gr5" draw:text-style-name="P3" draw:layer="layout" svg:width="0.508cm" svg:height="0.508cm" svg:x="11.236cm" svg:y="5.8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1.237cm" svg:y="4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1.238cm" svg:y="3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508cm" svg:height="0.508cm" svg:x="11.239cm" svg:y="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613cm" svg:height="0.725cm" svg:x="9.125cm" svg:y="1.343cm">
          <draw:text-box>
            <text:p><text:span text:style-name="T2">One fermion per state</text:span></text:p>
          </draw:text-box>
        </draw:frame>
        <draw:frame draw:style-name="gr4" draw:text-style-name="P5" draw:layer="layout" svg:width="5.226cm" svg:height="0.725cm" svg:x="1.126cm" svg:y="1.344cm">
          <draw:text-box>
            <text:p><text:span text:style-name="T2">Multiple bosons </text:span><text:span text:style-name="T2">per st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9T13:10:46.435823562</meta:creation-date>
    <dc:date>2018-01-09T13:45:31.328891118</dc:date>
    <meta:editing-duration>PT24M35S</meta:editing-duration>
    <meta:editing-cycles>8</meta:editing-cycles>
    <meta:generator>LibreOffice/5.4.4.2$Linux_X86_64 LibreOffice_project/40$Build-2</meta:generator>
    <meta:document-statistic meta:object-count="30"/>
  </office:meta>
</office:document-meta>
</file>